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background-color="#f1f1f2" style:font-size-asian="12pt" style:font-size-complex="12pt"/>
    </style:style>
    <style:style style:name="P4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P5" style:family="paragraph" style:parent-style-name="Standard">
      <loext:graphic-properties draw:fill="solid" draw:fill-color="#ffffff"/>
      <style:paragraph-properties fo:margin-top="0in" fo:margin-bottom="0.1252in" loext:contextual-spacing="false" fo:line-height="139%" fo:text-align="justify" style:justify-single-word="false" fo:background-color="#ffffff"/>
    </style:style>
    <style:style style:name="P6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252in" loext:contextual-spacing="true" fo:line-height="139%" fo:text-align="justify" style:justify-single-word="false" fo:text-indent="-0.25in" style:auto-text-indent="false" fo:background-color="#ffffff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nteúdo:</text:span><text:span text:style-name="T2"> L.E.R. (LESÃO POR ESFORÇO REPETITIVO)</text:span></text:p>
      <text:p text:style-name="P1"><text:span text:style-name="T1">Palavra- chave: </text:span><text:span text:style-name="T3">Fisioterapia</text:span></text:p>
      <text:p text:style-name="P1"><text:span text:style-name="T1">Título:</text:span></text:p>
      <text:p text:style-name="P1"><text:span text:style-name="T2">Você sabe o que é LER? E o que a fisioterapia pode ajudar?</text:span></text:p>
      <text:p text:style-name="P2"/>
      <text:p text:style-name="P1"><text:span text:style-name="T2">LER, Lesão por Esforço Repetitivo, são lesões nos sistemas musculoesqueléticos e no sistema nervoso, por consequência de movimentos repetitivos ou esforços repetitivos em uma mesma posição desagradável, um dos tratamentos feitos é a </text:span><text:span text:style-name="T3">fisioterapia.</text:span></text:p>
      <text:p text:style-name="P1"><text:span text:style-name="T2"><text:s/>LER não é uma doença e sim uma síndrome inflamatória que causa dores e inabilidade funcional. A lesão por esforço físico pode promover outras síndromes como tendinite, reumatismo, esclerose sistêmica, bursite.</text:span></text:p>
      <text:p text:style-name="P1"><text:span text:style-name="T2"><text:s/></text:span></text:p>
      <text:p text:style-name="P1"><text:span text:style-name="T2">O que causa a síndrome?</text:span></text:p>
      <text:p text:style-name="P2"/>
      <text:p text:style-name="P1"><text:span text:style-name="T2">Essas lesões acontecem por atividades repetitivas,na maioria das vezes no ambiente de trabalho, por meio de excessos do sistema musculoesquelético. </text:span></text:p>
      <text:p text:style-name="P1"><text:span text:style-name="T2">A repetição de atividades, má postura e excesso de força em um membro específico podem prejudicar a circulação sanguínea. </text:span></text:p>
      <text:p text:style-name="P1"><text:span text:style-name="T2">Por tanto, o espaço de trabalho inadequado é o maior causador de lesões. </text:span></text:p>
      <text:p text:style-name="P3"/>
      <text:p text:style-name="P1"><text:span text:style-name="T2">Regiões comprometidas pela LER:</text:span></text:p>
      <text:p text:style-name="P1"><text:span text:style-name="T2">Cotovelos, punhos, pescoço e coluna lombar.</text:span></text:p>
      <text:p text:style-name="P2"/>
      <text:p text:style-name="P1"><text:span text:style-name="T2">A LER apresenta 4 fases:</text:span></text:p>
      <text:p text:style-name="P2"/>
      <text:p text:style-name="P5"><text:span text:style-name="T2">1 - Dor na região específica, apresentada durante a atividade repetitiva, a parte afetada do corpo tende a ficar mais “pesada”, sentindo dores e pontadas na região mas não interferem na produtividade.</text:span></text:p>
      <text:p text:style-name="P5"><text:span text:style-name="T2">2 - Dor em inúmeras regiões do corpo durante atividades, uma dor contínua e intensa, mas passável. Acompanhada de formigamento, calor e sensibilidade no local.</text:span></text:p>
      <text:p text:style-name="P5"><text:span text:style-name="T2">3 - Uma dor insistente e contínua durante atividades diárias e em repouso. Podendo perder força muscular e até impossibilitar de realizar funções.</text:span></text:p>
      <text:p text:style-name="P5"><text:span text:style-name="T2">4 - Dor continua a todo momento, contendo aumento de sensibilidade em todo o membro afetado. Perdendo controle e forças, com incapacidade de exercer atividade diárias e trabalhar.</text:span></text:p>
      <text:p text:style-name="P5"><text:span text:style-name="T2">Recomendação:</text:span></text:p>
      <text:list xml:id="list6335687319217436064" text:style-name="WWNum1">
        <text:list-item>
          <text:p text:style-name="P6"><text:span text:style-name="T2">Verifique de que sua cadeira é confortável e que seja adequada às suas atividades.</text:span></text:p>
        </text:list-item>
        <text:list-item>
          <text:p text:style-name="P6"><text:soft-page-break/><text:span text:style-name="T2">Mantenha as costas eretas, num encosto confortável com os relaxados, cuidando para que os punhos não fique dobrado a todo momento. A cada uma hora levante - se, ande um pouco e faça alongamentos.</text:span></text:p>
        </text:list-item>
      </text:list>
      <text:p text:style-name="P5"><text:span text:style-name="T2">LER e </text:span><text:span text:style-name="T3">Fisioterapia</text:span><text:span text:style-name="T2">:</text:span></text:p>
      <text:p text:style-name="P5"><text:span text:style-name="T2">A </text:span><text:span text:style-name="T3">fisioterapia</text:span><text:span text:style-name="T2"> auxilia no tratamento, para cada caso pode se realizar exercícios diferentes, também podem ser feitos exercícios de aquecimento, aumentando a temperatura dos músculos e tendões, os exercícios para amenizar a tensão no membro específico pode ser feito nos intervalos do trabalho. A </text:span><text:span text:style-name="T3">fisioterapia</text:span><text:span text:style-name="T2"> com RPG que tem por objetivo alcançar a melhora postura para a coluna pode diminuir as dores conforme o andamento do tratamento.</text:span></text:p>
      <text:p text:style-name="P5"><text:span text:style-name="T2">Quer saber mais? Tenho vários conteúdos que podem te interessar. Leia meu Blog meu nome é Raquel Manfroi fisioterapeuta e quero lhe mostrar como a </text:span><text:span text:style-name="T3">fisioterapia </text:span><text:span text:style-name="T2">pode te ajud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418" meta:character-count="2668" meta:non-whitespace-character-count="2270"/>
    <meta:generator>LibreOfficeDev/5.1.0.3$Linux_X86_64 LibreOffice_project/</meta:generator>
  </office:meta>
</office:document-meta>
</file>